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943d" officeooo:paragraph-rsid="0013943d"/>
    </style:style>
    <style:style style:name="P2"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71158903" text:style-name="L1">
        <text:list-item>
          <text:p text:style-name="P2"><text:span text:style-name="Strong_20_Emphasis">Deep Learning and Convolutional Neural Networks (CNNs):</text:span> The use of deep learning, particularly CNNs, has revolutionized image recognition. CNNs are designed to automatically and adaptively learn spatial hierarchies of features from data. They have been highly successful in tasks like image classification, object detection, and segmentation.</text:p>
        </text:list-item>
        <text:list-item>
          <text:p text:style-name="P2"><text:span text:style-name="Strong_20_Emphasis">Transfer Learning:</text:span> Transfer learning allows models trained on large datasets to be fine-tuned for specific tasks. For example, pre-trained models like VGG, ResNet, and Inception have been used as a foundation for various image recognition tasks, making it easier for researchers and developers to create effective solutions with less data.</text:p>
        </text:list-item>
        <text:list-item>
          <text:p text:style-name="P2"><text:span text:style-name="Strong_20_Emphasis">Object Detection:</text:span> Innovations in object detection algorithms have enabled systems to not only classify images but also locate and identify objects within images. YOLO (You Only Look Once) and Faster R-CNN are examples of such algorithms.</text:p>
        </text:list-item>
        <text:list-item>
          <text:p text:style-name="P2"><text:span text:style-name="Strong_20_Emphasis">Semantic Segmentation:</text:span> This technique involves labeling each pixel in an image with the category of the object it belongs to. Innovations in semantic segmentation have applications in autonomous vehicles, medical image analysis, and more.</text:p>
        </text:list-item>
        <text:list-item>
          <text:p text:style-name="P2"><text:span text:style-name="Strong_20_Emphasis">Generative Adversarial Networks (GANs):</text:span> GANs can generate realistic images and have applications in style transfer, image super-resolution, and data augmentation.</text:p>
        </text:list-item>
        <text:list-item>
          <text:p text:style-name="P2"><text:span text:style-name="Strong_20_Emphasis">One-shot and Few-shot Learning:</text:span> These techniques aim to enable image recognition models to recognize objects with very limited examples, mimicking human learning capabilities.</text:p>
        </text:list-item>
        <text:list-item>
          <text:p text:style-name="P2"><text:span text:style-name="Strong_20_Emphasis">Attention Mechanisms:</text:span> Attention mechanisms improve the ability of models to focus on relevant parts of an image, making them more efficient and accurate in recognizing objects.</text:p>
        </text:list-item>
        <text:list-item>
          <text:p text:style-name="P2"><text:span text:style-name="Strong_20_Emphasis">EfficientNet:</text:span> These are a family of CNN architectures that achieve state-of-the-art accuracy with significantly fewer parameters, making them more computationally efficient.</text:p>
        </text:list-item>
        <text:list-item>
          <text:p text:style-name="P2"><text:span text:style-name="Strong_20_Emphasis">Continual Learning:</text:span> Innovations in continual learning help models adapt to new data over time without catastrophic forgetting, which is crucial for real-world applications where data distribution may change.</text:p>
        </text:list-item>
        <text:list-item>
          <text:p text:style-name="P2"><text:span text:style-name="Strong_20_Emphasis">Explainability and Interpretability:</text:span> There is an increasing focus on making image recognition models more transparent and interpretable. This helps build trust in AI systems and enables their use in critical applications.</text:p>
        </text:list-item>
        <text:list-item>
          <text:p text:style-name="P2"><text:span text:style-name="Strong_20_Emphasis">Hardware Acceleration:</text:span> The development of specialized hardware like GPUs, TPUs, and neuromorphic chips has accelerated the training and inference speed of image recognition models.</text:p>
        </text:list-item>
        <text:list-item>
          <text:p text:style-name="P2"><text:span text:style-name="Strong_20_Emphasis">Real-time and Edge Computing:</text:span> Innovations in real-time image recognition and edge computing have allowed for faster processing of images, making it feasible for applications like autonomous drones and augmented reality.</text:p>
        </text:list-item>
        <text:list-item>
          <text:p text:style-name="P2"><text:span text:style-name="Strong_20_Emphasis">Multi-Modal Recognition:</text:span> Integrating image recognition with other modalities, such as text or audio, is an ongoing area of innovation. This is particularly useful in applications like video captioning and image-text matching.</text:p>
        </text:list-item>
      </text:list>
      <text:p text:style-name="Text_20_body"><text:soft-page-break/>Image recognition continues to be a dynamic field with ongoing research and development. As technology advances, we can expect further innovations in areas such as accuracy, speed, robustness, and applications across various domain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943d" officeooo:paragraph-rsid="0013943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199cm" fo:margin-right="0.199cm" fo:margin-bottom="0.7cm" fo:background-color="transparent" style:dynamic-spacing="false" draw:fill="none"/>
      </style:header-style>
      <style:footer-style/>
    </style:page-layout>
  </office:automatic-styles>
  <office:master-styles>
    <style:master-page style:name="Standard" style:page-layout-name="Mpm1">
      <style:header>
        <text:p text:style-name="MP1"><text:s text:c="42"/>IMAGE RECOGNITION INNOVATIO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1T14:56:10.333650460</meta:creation-date>
    <dc:date>2023-10-11T14:58:12.690456894</dc:date>
    <meta:editing-duration>PT2M5S</meta:editing-duration>
    <meta:editing-cycles>1</meta:editing-cycles>
    <meta:document-statistic meta:table-count="0" meta:image-count="0" meta:object-count="0" meta:page-count="2" meta:paragraph-count="15" meta:word-count="449" meta:character-count="3227" meta:non-whitespace-character-count="2764"/>
    <meta:generator>LibreOffice/6.4.7.2$Linux_X86_64 LibreOffice_project/40$Build-2</meta:generator>
  </office:meta>
</office:document-meta>
</file>